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list-style-name="L5">
      <style:paragraph-properties fo:text-align="justify" style:justify-single-word="false"/>
    </style:style>
    <style:style style:name="P6"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list-style-name="L5">
      <style:paragraph-properties fo:margin-top="0cm" fo:margin-bottom="0cm" fo:text-align="justify" style:justify-single-word="false"/>
    </style:style>
    <style:style style:name="P9" style:family="paragraph" style:parent-style-name="Text_20_body">
      <style:paragraph-properties fo:margin-top="0cm" fo:margin-bottom="0cm"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ize="13pt" fo:font-style="normal" style:text-underline-style="none" fo:font-weight="bold" style:font-size-asian="13pt" style:font-style-asian="normal" style:font-weight-asian="bold" style:font-size-complex="13pt" style:font-style-complex="normal"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Non-Realtional Database</text:p>
      <text:p text:style-name="P1"/>
      <text:p text:style-name="P1">(Part 1) </text:p>
      <text:p text:style-name="P1"/>
      <text:p text:style-name="P1">MongoDB</text:p>
      <text:p text:style-name="P2"/>
      <text:list xml:id="list1912501305" text:style-name="L4">
        <text:list-item>
          <text:p text:style-name="P7">MongoDB is an open-source, document oriented, NoSQL database. </text:p>
        </text:list-item>
        <text:list-item>
          <text:p text:style-name="P7">It is written in c++, hence it is very fast.</text:p>
        </text:list-item>
        <text:list-item>
          <text:p text:style-name="P7">It uses JSON-style documents to enpower dynamic schemas, hence here databases are schema less.</text:p>
        </text:list-item>
        <text:list-item>
          <text:p text:style-name="P7">MongoDB works on concept of collections and documents.</text:p>
        </text:list-item>
        <text:list-item>
          <text:p text:style-name="P7">Searching is ver fast since it supports search by field, range queries, regular expression searches.</text:p>
        </text:list-item>
      </text:list>
      <text:p text:style-name="P6"/>
      <text:p text:style-name="P1">(Part 2) </text:p>
      <text:p text:style-name="P6"/>
      <text:p text:style-name="P4"><text:span text:style-name="Strong_20_Emphasis"><text:span text:style-name="T6"><text:tab/>Instead of following ACID property like RDBMS it follows </text:span></text:span><text:span text:style-name="Strong_20_Emphasis"><text:span text:style-name="T8">BASE</text:span></text:span><text:span text:style-name="Strong_20_Emphasis"><text:span text:style-name="T6"> Property : </text:span></text:span></text:p>
      <text:p text:style-name="P4"><text:span text:style-name="Strong_20_Emphasis"><text:span text:style-name="T6"/></text:span></text:p>
      <text:list xml:id="list887189473" text:style-name="L5">
        <text:list-item>
          <text:p text:style-name="P5"><text:span text:style-name="T6"><text:tab/></text:span><text:span text:style-name="Strong_20_Emphasis"><text:span text:style-name="T6">Basically Available: </text:span></text:span><text:span text:style-name="T6">This constraint states that the system guaranties the availability of <text:tab/>the data.It focuses on availability of data even in the presence of multiple failures. It achieves this by using a highly distributed approach to database management. NoSQL databases spread data across many storage systems with a high degree of replication.</text:span></text:p>
        </text:list-item>
      </text:list>
      <text:p text:style-name="P6"/>
      <text:list xml:id="list904915766" text:continue-numbering="true" text:style-name="L5">
        <text:list-item>
          <text:p text:style-name="P8"><text:span text:style-name="Strong_20_Emphasis"><text:span text:style-name="T6">Soft state: </text:span></text:span><text:span text:style-name="T6">The state of the system could change over time, so even during times without input there may be changes going on due to ‘eventual consistency,’ thus the state of the system is always ‘soft.’ </text:span></text:p>
        </text:list-item>
      </text:list>
      <text:p text:style-name="P9"/>
      <text:list xml:id="list183008553" text:continue-numbering="true" text:style-name="L5">
        <text:list-item>
          <text:p text:style-name="P5"><text:span text:style-name="Strong_20_Emphasis"><text:span text:style-name="T6">Eventual consistency:</text:span></text:span><text:span text:style-name="T6"> It is that the system will attain consistency at the end that is the system will </text:span><text:span text:style-name="Emphasis"><text:span text:style-name="T6">eventually</text:span></text:span><text:span text:style-name="T6"> become consistent once it stops receiving input. The data will propagate to everywhere it should sooner or later, but the system will continue to receive input and is not checking the consistency of every transaction before it moves onto the next one. </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4:24:45</meta:creation-date>
    <dc:date>2014-07-11T19:58:30</dc:date>
    <meta:editing-duration>PT1M43S</meta:editing-duration>
    <meta:editing-cycles>1</meta:editing-cycles>
    <meta:document-statistic meta:table-count="0" meta:image-count="0" meta:object-count="0" meta:page-count="1" meta:paragraph-count="13" meta:word-count="228" meta:character-count="1411" meta:non-whitespace-character-count="1191"/>
    <meta:generator>LibreOffice/3.5$Linux_X86_64 LibreOffice_project/350m1$Build-2</meta:generator>
  </office:meta>
</office:document-meta>
</file>